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02b8ad"/>
    </style:style>
    <style:style style:name="P2" style:family="paragraph" style:parent-style-name="Standard">
      <style:text-properties officeooo:rsid="00025064"/>
    </style:style>
    <style:style style:name="P3" style:family="paragraph" style:parent-style-name="Standard">
      <style:text-properties officeooo:rsid="00025064" officeooo:paragraph-rsid="00025064"/>
    </style:style>
    <style:style style:name="P4" style:family="paragraph" style:parent-style-name="Standard">
      <style:text-properties officeooo:rsid="0002b8ad" officeooo:paragraph-rsid="0002b8ad"/>
    </style:style>
    <style:style style:name="P5" style:family="paragraph" style:parent-style-name="Standard">
      <style:text-properties officeooo:rsid="0005db23" officeooo:paragraph-rsid="0005db23"/>
    </style:style>
    <style:style style:name="P6" style:family="paragraph" style:parent-style-name="Standard">
      <style:text-properties officeooo:rsid="00068737" officeooo:paragraph-rsid="00068737"/>
    </style:style>
    <style:style style:name="P7" style:family="paragraph" style:parent-style-name="Standard">
      <style:text-properties officeooo:rsid="0006f394" officeooo:paragraph-rsid="0006f394"/>
    </style:style>
    <style:style style:name="P8" style:family="paragraph" style:parent-style-name="Standard">
      <style:text-properties officeooo:rsid="000a258b" officeooo:paragraph-rsid="000a258b"/>
    </style:style>
    <style:style style:name="P9" style:family="paragraph" style:parent-style-name="Standard">
      <style:text-properties officeooo:rsid="000c0540" officeooo:paragraph-rsid="000c0540"/>
    </style:style>
    <style:style style:name="P10" style:family="paragraph" style:parent-style-name="Standard">
      <style:text-properties officeooo:rsid="00025064" officeooo:paragraph-rsid="00025064"/>
    </style:style>
    <style:style style:name="P11" style:family="paragraph" style:parent-style-name="Standard">
      <style:text-properties officeooo:rsid="00025064" officeooo:paragraph-rsid="0002b8ad"/>
    </style:style>
    <style:style style:name="P12" style:family="paragraph" style:parent-style-name="Standard">
      <style:text-properties officeooo:rsid="001024f4" officeooo:paragraph-rsid="001024f4"/>
    </style:style>
    <style:style style:name="P13" style:family="paragraph" style:parent-style-name="Standard">
      <style:text-properties style:font-name="Verdana" officeooo:rsid="00025064" officeooo:paragraph-rsid="00025064"/>
    </style:style>
    <style:style style:name="P14" style:family="paragraph" style:parent-style-name="Standard">
      <style:text-properties style:font-name="Verdana" officeooo:rsid="000e7708" officeooo:paragraph-rsid="000e7708"/>
    </style:style>
    <style:style style:name="P15" style:family="paragraph" style:parent-style-name="Standard">
      <style:text-properties style:font-name="Verdana" officeooo:rsid="000ff0eb" officeooo:paragraph-rsid="000ff0eb"/>
    </style:style>
    <style:style style:name="P16" style:family="paragraph" style:parent-style-name="Standard">
      <style:text-properties style:font-name="Verdana" officeooo:rsid="001024f4" officeooo:paragraph-rsid="001024f4"/>
    </style:style>
    <style:style style:name="P17" style:family="paragraph" style:parent-style-name="Standard">
      <style:text-properties style:font-name="Verdana" officeooo:rsid="0010cd54" officeooo:paragraph-rsid="0010cd54"/>
    </style:style>
    <style:style style:name="P18" style:family="paragraph" style:parent-style-name="Standard">
      <style:text-properties officeooo:rsid="0010cd54" officeooo:paragraph-rsid="0010cd54"/>
    </style:style>
    <style:style style:name="T1" style:family="text">
      <style:text-properties officeooo:rsid="0002b8ad"/>
    </style:style>
    <style:style style:name="T2" style:family="text">
      <style:text-properties officeooo:rsid="0006676c"/>
    </style:style>
    <style:style style:name="T3" style:family="text">
      <style:text-properties officeooo:rsid="00068737"/>
    </style:style>
    <style:style style:name="T4" style:family="text">
      <style:text-properties officeooo:rsid="0006f394"/>
    </style:style>
    <style:style style:name="T5" style:family="text">
      <style:text-properties officeooo:rsid="0008c45f"/>
    </style:style>
    <style:style style:name="T6" style:family="text">
      <style:text-properties style:text-outline="false" style:text-line-through-style="none" style:text-line-through-type="none" fo:font-size="13pt" fo:font-style="normal" fo:text-shadow="none" style:text-underline-style="none" fo:font-weight="normal" style:font-size-asian="13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ize="13pt" fo:font-style="normal" fo:text-shadow="none" style:text-underline-style="none" fo:font-weight="normal" officeooo:rsid="0010cd54" style:font-size-asian="13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fo:font-size="13pt" fo:font-style="normal" fo:text-shadow="none" style:text-underline-style="none" fo:font-weight="normal" officeooo:rsid="0012bea4" style:font-size-asian="13pt" style:font-style-asian="normal" style:font-weight-asian="normal" style:text-emphasize="none"/>
    </style:style>
    <style:style style:name="T9" style:family="text">
      <style:text-properties officeooo:rsid="0012be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mière note dnc </text:p>
      <text:p text:style-name="P2"/>
      <text:p text:style-name="P3">mcu : atmega644 64ko de mémoire et 2 uart (du coup 1 dédié midi) mais si on fait ça compatibilité arduino software ?</text:p>
      <text:p text:style-name="P3">Pas de puce dédié au midi en tout cas.</text:p>
      <text:p text:style-name="P1"><text:a xlink:type="simple" xlink:href="http://itp.nyu.edu/physcomp/Labs/MIDIOutput"><text:span text:style-name="T1">http://itp.nyu.edu/physcomp/Labs/MIDIOutput</text:span></text:a></text:p>
      <text:p text:style-name="P4"/>
      <text:p text:style-name="P4"/>
      <text:p text:style-name="P3"/>
      <text:p text:style-name="P4">Wiznet w5100 pour ethernet (udp et tcp) via spi</text:p>
      <text:p text:style-name="P4"/>
      <text:p text:style-name="P5">TI CC3000 pour wifi direct =&gt; plus versatil<text:span text:style-name="T3">e</text:span> que l'ethernet</text:p>
      <text:p text:style-name="P5"/>
      <text:p text:style-name="P5"/>
      <text:p text:style-name="P5"/>
      <text:p text:style-name="P5">Design alimentation : </text:p>
      <text:p text:style-name="P5">- chargeur intégré pour mini batterie auxiliaire</text:p>
      <text:p text:style-name="P5">- module chargeur pour batterie plus importante</text:p>
      <text:p text:style-name="P5">- gestion de l'alimentation intelligente (vrai coupure, mode veille)</text:p>
      <text:p text:style-name="P5">- soft start pour les composants wifi et mp3 si présent</text:p>
      <text:p text:style-name="P6">- monitoring tension + courant batterie <text:span text:style-name="T5">(auxiliaire, 12V, 24V, 230V)</text:span></text:p>
      <text:p text:style-name="P6">- petit fusible pour la carte + balèze pour les autres fonctions alimentée en direct par la carte via les relais</text:p>
      <text:p text:style-name="P5"/>
      <text:p text:style-name="P5"/>
      <text:p text:style-name="P5">Design : en fonction d'une boite</text:p>
      <text:p text:style-name="P5"/>
      <text:p text:style-name="P5">IN : <text:tab/>capteurs, bouton et sélecteur sur bornier</text:p>
      <text:p text:style-name="P5"/>
      <text:p text:style-name="P5">OUT : <text:tab/>light, moteur souris, contacteur <text:span text:style-name="T5">12 et 24V</text:span> <text:s/>sur bornier</text:p>
      <text:p text:style-name="P5"><text:tab/><text:span text:style-name="T2">Relais 230V sur bornier d'une autre couleur</text:span></text:p>
      <text:p text:style-name="P5"><text:tab/>Son sur minijack</text:p>
      <text:p text:style-name="P5"><text:tab/>Midi sur prise midi ?</text:p>
      <text:p text:style-name="P5"><text:tab/>Titreur sur prise câble en bande</text:p>
      <text:p text:style-name="P5"><text:tab/><text:span text:style-name="T4">RS232 pour allumage / extinction des VP</text:span></text:p>
      <text:p text:style-name="P5"/>
      <text:p text:style-name="P8">Led : power (aux,12,24,230) with multiple color for level and charge, wifi OK, serverOK, RX data, SdcardOK,</text:p>
      <text:p text:style-name="P8"/>
      <text:p text:style-name="P9">Selecteur : IP, </text:p>
      <text:p text:style-name="P5"><text:tab/></text:p>
      <text:p text:style-name="P5"/>
      <text:p text:style-name="P5"/>
      <text:p text:style-name="P7">Toutes les adresses en IP fixe</text:p>
      <text:p text:style-name="P7">Pas de mot de passe ? Réseau caché</text:p>
      <text:p text:style-name="P7">Pas de dhcp seulement un routeur</text:p>
      <text:p text:style-name="P7"/>
      <text:p text:style-name="P7"/>
      <text:p text:style-name="P7"/>
      <text:p text:style-name="P5"/>
      <text:p text:style-name="P5"/>
      <text:p text:style-name="P5"/>
      <text:p text:style-name="P11"><text:soft-page-break/></text:p>
      <text:p text:style-name="P3"/>
      <text:p text:style-name="P18"/>
      <text:p text:style-name="P18">lecteur audio [minijack/rca]</text:p>
      <text:p text:style-name="P13"><text:span text:style-name="T6">(lecteur vidéo) </text:span><text:span text:style-name="T7">[rca]</text:span></text:p>
      <text:p text:style-name="P13"><text:span text:style-name="T6">déclenchement bouton </text:span><text:span text:style-name="T7">[bornier]</text:span></text:p>
      <text:p text:style-name="P13"><text:span text:style-name="T6">déclenchement capteur (présence, autre) </text:span><text:span text:style-name="T7">[bornier]</text:span></text:p>
      <text:p text:style-name="P13"><text:span text:style-name="T6">déclenchement régie</text:span></text:p>
      <text:p text:style-name="P13"><text:span text:style-name="T6">régie méga patch interaction</text:span></text:p>
      <text:p text:style-name="P14"><text:span text:style-name="T6">image direct</text:span></text:p>
      <text:p text:style-name="P14"><text:span text:style-name="T6">retour d'info, sur les dispos (niveau de batterie) </text:span><text:span text:style-name="T7">[batterie standard 2.1 5.5mm]</text:span></text:p>
      <text:p text:style-name="P17"><text:span text:style-name="T7">p</text:span><text:span text:style-name="T6">uissance 12/24v → intégré [puissance speakon </text:span><text:span text:style-name="T8">4 pour arrivée</text:span><text:span text:style-name="T6">] </text:span><text:span text:style-name="T8">avec différente entré pour faire de la puissance en parallèle [sortie en xlr3]</text:span></text:p>
      <text:p text:style-name="P14"><text:span text:style-name="T6">on off (relais) </text:span><text:span text:style-name="T7">[bornier]</text:span></text:p>
      <text:p text:style-name="P14"><text:span text:style-name="T6">relais 230V </text:span><text:span text:style-name="T8">[bornier]</text:span></text:p>
      <text:p text:style-name="P14"><text:span text:style-name="T6">gradué pwm 12V </text:span><text:span text:style-name="T8">[bornier]</text:span></text:p>
      <text:p text:style-name="P14">bouton de commande</text:p>
      <text:p text:style-name="P14">comprendre le artnet pour le récupérer</text:p>
      <text:p text:style-name="P14">émetteur dmx <text:span text:style-name="T9">[dmx 5]</text:span></text:p>
      <text:p text:style-name="P14">sortir du midi <text:span text:style-name="T9">[midi]</text:span></text:p>
      <text:p text:style-name="P14">affichage des titreur <text:span text:style-name="T9">[subd15 vga]</text:span></text:p>
      <text:p text:style-name="P14">réception de sms</text:p>
      <text:p text:style-name="P14">envoie de sms</text:p>
      <text:p text:style-name="P14">enregistrement du son / vidéo</text:p>
      <text:p text:style-name="P14">webcam</text:p>
      <text:p text:style-name="P14">moteur/ débordement</text:p>
      <text:p text:style-name="P15">comptage (sur les outils qui vont fonctionner tout seul)</text:p>
      <text:p text:style-name="P15">capteur d'obscurité (fixe)</text:p>
      <text:p text:style-name="P15">commande sur téléphone</text:p>
      <text:p text:style-name="P15">réception de sms pour du pilotage</text:p>
      <text:p text:style-name="P16">chargement de l'ipod <text:span text:style-name="T9">[usb]</text:span></text:p>
      <text:p text:style-name="P16">chargement des batteries <text:span text:style-name="T9">petites lithium</text:span> <text:span text:style-name="T9">[entrée jack en 12v]</text:span></text:p>
      <text:p text:style-name="P16">monitoring température </text:p>
      <text:p text:style-name="P16">pilotage de ventilateur 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3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8:55:52</meta:creation-date>
    <dc:date>2014-07-04T10:08:15.034245000</dc:date>
    <meta:editing-duration>P1DT12H31M40S</meta:editing-duration>
    <meta:editing-cycles>12</meta:editing-cycles>
    <meta:generator>LibreOffice/4.2.5.2$MacOSX_x86 LibreOffice_project/61cb170a04bb1f12e77c884eab9192be736ec5f5</meta:generator>
    <meta:document-statistic meta:table-count="0" meta:image-count="0" meta:object-count="0" meta:page-count="2" meta:paragraph-count="57" meta:word-count="358" meta:character-count="2220" meta:non-whitespace-character-count="1904"/>
  </office:meta>
</office:document-meta>
</file>